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font-name="Times New Roman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position="super 58%"/>
    </style:style>
    <style:style style:name="T7" style:family="text">
      <style:text-properties style:text-line-through-style="none" style:text-position="0% 100%"/>
    </style:style>
    <style:style style:name="T8" style:family="text">
      <style:text-properties style:text-line-through-style="none" style:text-position="0% 100%" style:font-name="Times New Roman1"/>
    </style:style>
    <style:style style:name="T9" style:family="text">
      <style:text-properties style:text-line-through-style="none"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0_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3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7</text:p>
      <text:p text:style-name="P6">Number of Sheets<text:tab/><text:tab/><text:tab/><text:tab/>3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4">G/</text:p>
      <text:p text:style-name="P4"/>
      <text:p text:style-name="P2">Contentment is [?] riches in poverty/</text:p>
      <text:p text:style-name="P2">For [Hebrew]/</text:p>
      <text:p text:style-name="P2"/>
      <text:p text:style-name="P3">[Page 1]</text:p>
      <text:p text:style-name="P3">An abundance of food, but no peace; an overbundance[sic!] of luxury,/ but no peace. <text:s/>Oh! what a blessing is a morsel with tranquillity[sic!]./ <text:s/>Words of inspiration, assuming a human voice, speak so in my/ ears. <text:s/>You cannot have failed, my Brethren! to observe that/ the Arch-prophet promises as a reward to virtue a rich/ crop of whatever man may need or wish for. <text:s/>The best of/ grain, the most delicious fruits, and all in such profusion/ that what is produced in the spring will engage our full/ time to reap it till the season of vintage arrives; and thus will/ again keep us occupied until late in Autumn, when we plough/ and sow the seed. <text:s/>But of what advantage will that flowing/ quantity be to us, if the principal ingredient that makes/ it savory is wanting? <text:s/>Food of prime quality prepared with-/-out salt will be rejected. <text:s/>Wine of the choicest grapes, which/ was not given a flavor will be refused. <text:s/>In the same manner/ affluent means at our disposal will not afford us enjoyment,/ if our home is destitute of the main charm--tranquillity[sic!]; if/ the country we dwell in is bereft of the chief attraction,--security./ <text:s/>Therefore Moses, after having declared that a large harvest would/ follow our attending to religious duties, says [Hebrew]/</text:p>
      <text:p text:style-name="P3"><text:soft-page-break/></text:p>
      <text:p text:style-name="P3">[Page 2]</text:p>
      <text:p text:style-name="P3">"I will set peace in the land, and you shall lie/ down, with more to <text:span text:style-name="T2">be</text:span><text:span text:style-name="T5"> make you afraid" <text:s/>Rest sweet-/-ened by a confiding trust in the judicious government of the wife,/ and the contented disposition of the children; sleep refreshing/ the mind by the knowledge of the ability in the rulers to/ protect all, and allow them the undisturbed fruition of/ their earnings; aye: such is the blessing for attaining/ the which we should labor and beseech God. <text:s/>And we can,/ my Brethren! reach it if we walk in the Statutes of the Lord,/ and not after our own imaginations, leading us far astray./ <text:s/>For many neglect to gather what Providence has with un-/-stinted generosity laid in their path, because they are/ intent upon looking on, what they consider, the endless pro-/-ductions which others store away. <text:s/>"What is our scant pro-/-vision, compared with the overflowing and varied supply set/ before our neighbors? <text:s/>They enjoy life, they are truly happy./ <text:s/>Could we only bid farewell to our drudging we might also/ feel once at rest." <text:s/>But is it so as they complain? <text:s/>Has/ a universal Father denied most of his children the/ means of rendering existence enjoyable, and unfastened/ his treasures exclusively for a privileged few? <text:s/>Far be/ iniquity from God, and wrong from the Almighty [Hebrew]/</text:span></text:p>
      <text:p text:style-name="P3"><text:span text:style-name="T5"/></text:p>
      <text:p text:style-name="P3"><text:span text:style-name="T5">[Page 3]</text:span></text:p>
      <text:p text:style-name="P3"><text:span text:style-name="T5">To me it seems that our market-houses had a thousand/ tongues rebuking human ingratitude while rehearsing the/ goodness of God. <text:s/>When I pas through them at this beauti-/-ful season, and behold that fulness, that exhaustless wealth/ prepared by an invisible hand and brought within reach of/ the humblest, I feel that to murmur and repine is absolute wickedness./ <text:s/>No: our way is not hedged around; we also can move on and/ gather more than we actually need, but we must think/ and thank in order to enjoy what has been generously/ bestowed. <text:s/>We must carry a high aim before us, when we go/ forth to work. <text:s/>Then we can </text:span><text:span text:style-name="T2">enjoy</text:span><text:span text:style-name="T5"> have rest, without </text:span><text:span text:style-name="T2">considering</text:span><text:span text:style-name="T5"> deprecating/ hard labor as our tyrant. <text:s/>That aim which smooths the/ rough edge of toil is love and gratitude. <text:s/>To make the/ beings who depend on our exertions happy, and teach them/ by example to look up to a beneficent Providence should/ be our incentive. <text:s/>So impelled we will not stop short/ by the way and fold our arms while casting an envious look/ now on that man who rides in a carriage wit ha powered/ footman, and a driver in livery; again upon another bowed/ to by a large number of attendants./</text:span></text:p>
      <text:p text:style-name="P3"><text:span text:style-name="T5"/></text:p>
      <text:p text:style-name="P3"><text:span text:style-name="T5">[Page 4]</text:span></text:p>
      <text:p text:style-name="P3"><text:span text:style-name="T5">Remembering, that as our Sages asserted, [Hebrew]/ He who has too much substance has load of care, or the/ philosopher-king writes [Hebrew] "the abundance of/ the rich will not suffer him to sleep," we will proceed/ forward with a steadier step; love for the dear objects/ at home, a desire to promote the temporal and spiritual/ welfare of wife and children will quicken and strengthen/ our faculties. <text:s/>This I say in a way of/ friendly converse to those of my brethren, who lament that fortune/ has not smiled upon them, as the phrase goes. <text:s/>The merchant/ can sit quietly behind his desk, give orders, and draw in/ the profits; they on the contrary, have to plod for a pittance./ <text:s/>Some rise at late hours, and are driven in coaches to/ their counting-houses, they must walk distances, and stand/ a whole day to complete their task. <text:s/>Some are dressed in/ broad-cloth, they in coarse apparel. <text:s/>But you do not know,/ my friends! how under the </text:span><text:span text:style-name="T2">diamond</text:span><text:span text:style-name="T5"> brilliant studded shirt, the heart may/ </text:span><text:span text:style-name="T2">palpitate</text:span><text:span text:style-name="T5"> ache; how under the semblance of ease, care may eating/ on the vitals. <text:s/>You see the magnificence of the palace, but/ not the skeleton within; gay gardens, but not the prickly/ thorns. <text:s/>The soft bed you envy, may sometime be a rack upon/ which the opulent are tortured by harassing thoughts, while/ you--humble workmen, lie down with nothing to make you afraid./</text:span></text:p>
      <text:p text:style-name="P3"><text:span text:style-name="T5"/></text:p>
      <text:p text:style-name="P3"><text:span text:style-name="T5">[Page 5]</text:span></text:p>
      <text:p text:style-name="P3"><text:span text:style-name="T5">You are rich, my Brethren! in your poverty, if you/ possess the blessing of a virtuous home. <text:s/>You should/ feel happy in your poverty, if you are supported in/ your hard labor by the affection of those </text:span><text:soft-page-break/><text:span text:style-name="T5">who smile tenderly/ at the arrival in that home of the husband and father. <text:s/>You should/ be perfectly contented to drudge, if you have every reason to/ hope that your children will rise and reverence the memory of/ their mother, and call their father </text:span><text:span text:style-name="T2">sainted</text:span><text:span text:style-name="T5"> their saintly benefactor; if you can perceive/ that by your exertions they will gain the knowledge of the useful,/ through the facilities, which this </text:span><text:span text:style-name="T2">land</text:span><text:span text:style-name="T5"> country of security offers. <text:s/>For,/ verily you can experience here, if so you will, the fulfilment[sic!] of/ the Divine promise "you shall eat your bread to the full,/ and dwell in your land in safety." <text:s/>But if you engraft/ upon the </text:span><text:span text:style-name="T2">tender</text:span><text:span text:style-name="T5"> hearts of your offspring the rank seeds of/ of[sic!] pithy jealousies, you breed discontent, you give them/ an existence destitute of its most important element, of its/ very salt, of the pleasure flowing from activity of body/ and mind. <text:s/>Have you, my friends! ever/ read the 128</text:span><text:span text:style-name="T6">th</text:span><text:span text:style-name="T7"> psalm attentively? <text:s/>The author describes/ the home of a God-fearing Israelite. <text:s/>The father of the/ family is engaged in manual work. <text:s/>He goes to it with/ alacrity, and returns from it with a light heart./</text:span></text:p>
      <text:p text:style-name="P3"><text:span text:style-name="T7"/></text:p>
      <text:p text:style-name="P3"><text:span text:style-name="T7">[Page 6]</text:span></text:p>
      <text:p text:style-name="P3"><text:span text:style-name="T7">His wife modestly attends to duty, and craves for nothing/ higher than the welfare of her household. <text:s/>Like a vine/ planted on a side, scarcely perceptible, but extending its/ ramifications further, so does she make her retiring virtues/ felt beyond her domestic circle. <text:s/>The children cluster/ around, and cling to their parents. <text:s/>They are compared/ for the steadfastness of their affection to branches of olive/ trees, retaining fresh fruit through all the changes of the/ seasons. <text:s/>Then the place in which the God-fearing man/ lives, affords him scope for the pursuit of happiness,/ and, together with a whole grateful people, he enjoys the/ greatest of blessings: peace. <text:s/>Such is the picture, simple/ but graphic of the dwelling of an Israelite, who understands/ how to distinguish real from imaginary wealth./</text:span></text:p>
      <text:p text:style-name="P3"><text:span text:style-name="T7">See, my dear friends in humble circumstances! <text:s/>See! the Psalm-/-ist does not portray the happiness of the subject he has deli-/-neated as derived from the possession of vast estates,/ of summer residences, of fast horses, and of splendid yachts, but from/ the labor of his hand. <text:s/>[Hebrew]/</text:span></text:p>
      <text:p text:style-name="P3"><text:span text:style-name="T7"/></text:p>
      <text:p text:style-name="P3"><text:span text:style-name="T7">[Page 7]</text:span></text:p>
      <text:p text:style-name="P3"><text:span text:style-name="T7">And what he enjoyed all of you can acquire in/ this country of plenty and of freedom. <text:s/>Let your/ habitation and the inmates thereof be the centre[sic!] of your/ affection; and raise there a temple of peace, by </text:span><text:span text:style-name="T3">means</text:span><text:span text:style-name="T7">/ </text:span><text:span text:style-name="T3">of</text:span><text:span text:style-name="T7"> your own endeavours, and </text:span><text:span text:style-name="T3">of</text:span><text:span text:style-name="T7"> by your own trust in a bene-/ficent Providence; even such </text:span><text:span text:style-name="T3">a temple</text:span><text:span text:style-name="T7"> let your dear ones ralley[sic!] around it. <text:s/>Let up then a high [?] as Gideon </text:span><text:span text:style-name="T3">rais an</text:span><text:span text:style-name="T7">/ built when reassured and strengthened by heavenly promises./ <text:s/>Do you remember the name </text:span><text:span text:style-name="T3">it</text:span><text:span text:style-name="T7"> he gave it? <text:s/>He called it/ "Adona</text:span><text:span text:style-name="T8">ï</text:span><text:span text:style-name="T9"> Shalom." <text:s/>The Lord is peace. <text:s/>And He who/ loves peace, and of whom it is written that He reigns/ in </text:span><text:span text:style-name="T4">heaven</text:span><text:span text:style-name="T9"> the highest with a crown of peace; will abide/ also in your midst. <text:s/>You will look up unto Him alone,/ and He will refresh your body, redouble your energies,/ so that by industry, by temperance, and by attendance to/ religious duties, you may </text:span><text:span text:style-name="T4">g</text:span><text:span text:style-name="T9"> gather </text:span><text:span text:style-name="T4">in abundance</text:span><text:span text:style-name="T9"> provision,/ be down, with nothing to make you afraid./</text:span></text:p>
      <text:p text:style-name="P3"><text:span text:style-name="T9">And may He vouchsafe to shower down that invaluable blessing/ upon all of us, rich and poor, the teachers and the thought,/ the afflicted and the consolers, that in us be fufilled[sic!]/ the sentence of the good book. <text:s/>"The Lord </text:span><text:span text:style-name="T4">g</text:span><text:span text:style-name="T9"> will give/ strength to His people, the Lord will bless His/ people with peace"./</text:span></text:p>
      <text:p text:style-name="P3"><text:span text:style-name="T9"/></text:p>
      <text:p text:style-name="P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2:07:34.88</meta:creation-date>
    <meta:document-statistic meta:table-count="0" meta:image-count="0" meta:object-count="0" meta:page-count="4" meta:paragraph-count="80" meta:word-count="1690" meta:character-count="10134"/>
    <dc:date>2013-02-04T13:27:12.08</dc:date>
    <meta:editing-duration>PT1M56S</meta:editing-duration>
    <meta:editing-cycles>1</meta:editing-cycles>
    <meta:generator>OpenOffice.org/3.4.1$Win32 OpenOffice.org_project/341m1$Build-9593</meta:generator>
  </office:meta>
</office:document-meta>
</file>